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Forte" svg:font-family="Forte" style:font-family-generic="script" style:font-pitch="variable"/>
    <style:font-face style:name="Arial" svg:font-family="Arial" style:font-family-generic="swiss" style:font-pitch="variable"/>
    <style:font-face style:name="Tw Cen MT Condensed" svg:font-family="'Tw Cen MT Condensed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c9211e" loext:opacity="100%"/>
    </style:style>
    <style:style style:name="P2" style:family="paragraph" style:parent-style-name="Standard">
      <style:paragraph-properties fo:text-align="end" style:justify-single-word="false"/>
      <style:text-properties fo:color="#c9211e" loext:opacity="100%"/>
    </style:style>
    <style:style style:name="P3" style:family="paragraph" style:parent-style-name="Standard">
      <style:paragraph-properties fo:text-align="start" style:justify-single-word="false"/>
      <style:text-properties fo:color="#c9211e" loext:opacity="100%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Arial" officeooo:rsid="001322c5" officeooo:paragraph-rsid="001322c5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style:font-name="Arial" style:text-underline-style="none" officeooo:rsid="001322c5" officeooo:paragraph-rsid="001322c5"/>
    </style:style>
    <style:style style:name="T1" style:family="text">
      <style:text-properties style:font-name="Verdana" fo:font-size="14pt" style:text-underline-style="solid" style:text-underline-width="auto" style:text-underline-color="font-color" fo:font-weight="bold" officeooo:rsid="001322c5" style:font-size-asian="14pt" style:font-weight-asian="bold" style:font-size-complex="14pt" style:font-weight-complex="bold"/>
    </style:style>
    <style:style style:name="T2" style:family="text">
      <style:text-properties style:font-name="Verdana" fo:font-size="14pt" fo:font-style="italic" style:text-underline-style="solid" style:text-underline-width="auto" style:text-underline-color="font-color" fo:font-weight="bold" officeooo:rsid="001322c5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note text:id="ftn0" text:note-class="footnote"><text:note-citation>1</text:note-citation><text:note-body><text:p text:style-name="Footnote"/></text:note-body></text:note><text:note text:id="ftn1" text:note-class="footnote"><text:note-citation>2</text:note-citation><text:note-body><text:p text:style-name="Footnote"/></text:note-body></text:note></text:p>
      <text:p text:style-name="P1"><text:tab/><text:span text:style-name="T2">Título (Verdana, 14, negrita, cursiva, subrayado)</text:span></text:p>
      <text:p text:style-name="P3"/>
      <text:p text:style-name="P4">Ahora empezamos a escribir en Arial, 12, en negro, sin negrita ni cursiva, que es lo más habitual. Podemos remarcar <text:span text:style-name="T5">un trozo de texto, como si tuviéramos un rotulador.</text:span> También podemos tachar el texto: <text:span text:style-name="T6">me he equivocado</text:span></text:p>
      <text:p text:style-name="P4"><text:span text:style-name="T6"/></text:p>
      <text:p text:style-name="P5">Cambiamos a Times New Roman. Aquí probamos los superindices y subindic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Forte" svg:font-family="Forte" style:font-family-generic="script" style:font-pitch="variable"/>
    <style:font-face style:name="Arial" svg:font-family="Arial" style:font-family-generic="swiss" style:font-pitch="variable"/>
    <style:font-face style:name="Tw Cen MT Condensed" svg:font-family="'Tw Cen MT Condensed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4T20:01:08.420000000</meta:creation-date>
    <dc:date>2023-01-24T20:25:41.537000000</dc:date>
    <meta:editing-duration>PT4M1S</meta:editing-duration>
    <meta:editing-cycles>1</meta:editing-cycles>
    <meta:document-statistic meta:table-count="0" meta:image-count="0" meta:object-count="0" meta:page-count="1" meta:paragraph-count="4" meta:word-count="55" meta:character-count="341" meta:non-whitespace-character-count="289"/>
    <meta:generator>LibreOffice/7.1.2.2$Windows_x86 LibreOffice_project/8a45595d069ef5570103caea1b71cc9d82b2aae4</meta:generator>
  </office:meta>
</office:document-meta>
</file>